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17b" officeooo:paragraph-rsid="000e017b"/>
    </style:style>
    <style:style style:name="P2" style:family="paragraph" style:parent-style-name="Standard">
      <style:text-properties officeooo:rsid="000e2f80" officeooo:paragraph-rsid="000e2f80"/>
    </style:style>
    <style:style style:name="P3" style:family="paragraph" style:parent-style-name="Standard">
      <style:text-properties officeooo:rsid="000e2f80" officeooo:paragraph-rsid="0011de1e"/>
    </style:style>
    <style:style style:name="P4" style:family="paragraph" style:parent-style-name="Standard">
      <style:text-properties officeooo:rsid="00141ed4" officeooo:paragraph-rsid="00141ed4"/>
    </style:style>
    <style:style style:name="T1" style:family="text">
      <style:text-properties officeooo:rsid="000e7d11"/>
    </style:style>
    <style:style style:name="T2" style:family="text">
      <style:text-properties officeooo:rsid="0011d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1"><text:tab/>MAC placa de rede: 08:bf:b8:09:47:8c</text:p>
      <text:p text:style-name="P1"><text:tab/>MAC do router: 00:22:55:18:9e:10</text:p>
      <text:p text:style-name="P1"><text:tab/>campo type Ethernet: 0x0800</text:p>
      <text:p text:style-name="P1"><text:tab/>campo protocol IP: 0x01</text:p>
      <text:p text:style-name="P1"><text:tab/>campo type ICMP: 0x08</text:p>
      <text:p text:style-name="P1"/>
      <text:p text:style-name="P1"/>
      <text:p text:style-name="P2">3.</text:p>
      <text:p text:style-name="P2">ARP Request </text:p>
      <text:p text:style-name="P2"/>
      <text:p text:style-name="P2">Cabeçalho do pacote Ethernet Endereço Origem: ASUSTekCOMPU_09:47:8c (08:bf:b8:09:47:8c)</text:p>
      <text:p text:style-name="P2">Endereço Destino: Cisco_18:9e:10 (00:22:55:18:9e:10)</text:p>
      <text:p text:style-name="P2">Conteúdo do pacote ARP Endereço MAC Origem: ASUSTekCOMPU_09:47:8c (08:bf:b8:09:47:8c)</text:p>
      <text:p text:style-name="P2">Endereço IP Origem: <text:span text:style-name="T1">192.1.1.1</text:span></text:p>
      <text:p text:style-name="P2">Endereço MAC Destino: <text:span text:style-name="T1">00:00:00_00:00:00</text:span></text:p>
      <text:p text:style-name="P2">Endereço IP Destino: <text:span text:style-name="T1">192.1.1.51</text:span></text:p>
      <text:p text:style-name="P2"/>
      <text:p text:style-name="P2">ARP Response </text:p>
      <text:p text:style-name="P2"/>
      <text:p text:style-name="P2">Cabeçalho do pacote Ethernet Endereço Origem: Cisco_18:9e:10 (00:22:55:18:9e:10)</text:p>
      <text:p text:style-name="P2">Endereço Destino: ASUSTekCOMPU_09:47:8c (08:bf:b8:09:47:8c)</text:p>
      <text:p text:style-name="P2">Conteúdo do pacote ARP Endereço MAC Origem: Cisco_18:9e:10 (00:22:55:18:9e:10)</text:p>
      <text:p text:style-name="P2">Endereço IP Origem: <text:span text:style-name="T2">192.1.1.51</text:span></text:p>
      <text:p text:style-name="P3">Endereço MAC Destino: <text:s/>08:bf:b8:09:47:8c</text:p>
      <text:p text:style-name="P2">Endereço IP Destino: <text:span text:style-name="T2">192.1.1.1</text:span></text:p>
      <text:p text:style-name="P2"/>
      <text:p text:style-name="P4">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15:34.908806035</meta:creation-date>
    <dc:date>2024-09-27T12:42:53.639719493</dc:date>
    <meta:editing-duration>PT17M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94" meta:character-count="814" meta:non-whitespace-character-count="734"/>
  </office:meta>
</office:document-meta>
</file>